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svg:font-family="Courier" style:font-family-generic="modern" style:font-pitch="fixed"/>
    <style:font-face style:name="Liberation Mono" svg:font-family="'Liberation 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Heading_20_4">
      <style:paragraph-properties fo:margin-top="0cm" fo:margin-bottom="0cm"/>
      <style:text-properties style:font-name="Liberation Serif" fo:language="en" fo:country="none"/>
    </style:style>
    <style:style style:name="P2" style:family="paragraph" style:parent-style-name="Heading_20_3">
      <style:paragraph-properties fo:margin-top="0cm" fo:margin-bottom="0cm"/>
      <style:text-properties style:font-name="Liberation Serif"/>
    </style:style>
    <style:style style:name="P3" style:family="paragraph" style:parent-style-name="Heading_20_3">
      <style:paragraph-properties fo:margin-top="0cm" fo:margin-bottom="0cm"/>
      <style:text-properties style:font-name="Liberation Serif" fo:language="en" fo:country="none"/>
    </style:style>
    <style:style style:name="P4" style:family="paragraph" style:parent-style-name="Heading_20_2">
      <style:paragraph-properties fo:margin-top="0cm" fo:margin-bottom="0cm"/>
      <style:text-properties style:font-name="Liberation Serif"/>
    </style:style>
    <style:style style:name="P5" style:family="paragraph" style:parent-style-name="Preformatted_20_Text">
      <style:paragraph-properties fo:margin-top="0cm" fo:margin-bottom="0cm"/>
    </style:style>
    <style:style style:name="P6" style:family="paragraph" style:parent-style-name="Preformatted_20_Text">
      <style:paragraph-properties fo:margin-top="0cm" fo:margin-bottom="0cm"/>
      <style:text-properties style:font-name="Liberation Serif"/>
    </style:style>
    <style:style style:name="P7" style:family="paragraph" style:parent-style-name="Preformatted_20_Text">
      <style:paragraph-properties fo:margin-top="0cm" fo:margin-bottom="0cm"/>
      <style:text-properties style:font-name="Liberation Serif" fo:font-size="14pt" fo:language="en" fo:country="none" fo:font-weight="bold" style:font-size-asian="14pt" style:font-weight-asian="bold" style:font-size-complex="14pt" style:font-weight-complex="bold"/>
    </style:style>
    <style:style style:name="P8" style:family="paragraph" style:parent-style-name="Preformatted_20_Text">
      <style:paragraph-properties fo:margin-top="0cm" fo:margin-bottom="0cm"/>
      <style:text-properties style:font-name="Liberation Serif" fo:language="en" fo:country="none"/>
    </style:style>
    <style:style style:name="P9" style:family="paragraph" style:parent-style-name="Preformatted_20_Text">
      <style:paragraph-properties fo:margin-top="0cm" fo:margin-bottom="0cm"/>
      <style:text-properties fo:color="#000000"/>
    </style:style>
    <style:style style:name="P10" style:family="paragraph" style:parent-style-name="Text_20_body">
      <style:paragraph-properties fo:margin-top="0cm" fo:margin-bottom="0cm"/>
    </style:style>
    <style:style style:name="P11" style:family="paragraph" style:parent-style-name="Text_20_body">
      <style:paragraph-properties fo:margin-top="0cm" fo:margin-bottom="0cm"/>
      <style:text-properties style:font-name="Liberation Serif"/>
    </style:style>
    <style:style style:name="P12" style:family="paragraph" style:parent-style-name="Text_20_body">
      <style:paragraph-properties fo:margin-top="0cm" fo:margin-bottom="0cm"/>
      <style:text-properties style:font-name="Liberation Serif" fo:language="en" fo:country="none"/>
    </style:style>
    <style:style style:name="P13" style:family="paragraph" style:parent-style-name="Text_20_body">
      <style:paragraph-properties fo:margin-top="0cm" fo:margin-bottom="0cm"/>
      <style:text-properties style:font-name="Liberation Serif" fo:font-size="14pt" fo:language="en" fo:country="none" fo:font-weight="bold" style:font-size-asian="14pt" style:font-weight-asian="bold" style:font-size-complex="14pt" style:font-weight-complex="bold"/>
    </style:style>
    <style:style style:name="P14" style:family="paragraph" style:parent-style-name="Text_20_body">
      <style:paragraph-properties fo:margin-top="0cm" fo:margin-bottom="0cm"/>
      <style:text-properties style:font-name="Liberation Serif" fo:font-size="12pt" style:font-size-asian="12pt" style:font-size-complex="12pt"/>
    </style:style>
    <style:style style:name="T1" style:family="text">
      <style:text-properties fo:language="en" fo:country="none"/>
    </style:style>
    <style:style style:name="T2" style:family="text">
      <style:text-properties fo:color="#000000" fo:language="en" fo:country="none"/>
    </style:style>
    <style:style style:name="T3" style:family="text">
      <style:text-properties fo:color="#000000" style:font-name="Liberation Serif" fo:language="en" fo:country="none"/>
    </style:style>
    <style:style style:name="T4" style:family="text">
      <style:text-properties fo:color="#000000" style:font-name="Liberation Serif" fo:font-size="12pt" fo:language="en" fo:country="none" style:font-size-asian="12pt" style:font-size-complex="12pt"/>
    </style:style>
    <style:style style:name="T5" style:family="text">
      <style:text-properties fo:color="#000000" style:font-name="Liberation Serif" fo:font-size="12pt" style:font-size-asian="12pt" style:font-size-complex="12pt"/>
    </style:style>
    <style:style style:name="T6" style:family="text">
      <style:text-properties fo:color="#000000" fo:font-size="12pt" fo:language="en" fo:country="none" style:font-size-asian="12pt" style:font-size-complex="12pt"/>
    </style:style>
    <style:style style:name="T7" style:family="text">
      <style:text-properties fo:color="#1d53c1" style:font-name="Liberation Serif" fo:font-size="12pt" fo:language="en" fo:country="none" style:font-size-asian="12pt" style:font-size-complex="12pt"/>
    </style:style>
    <style:style style:name="T8" style:family="text">
      <style:text-properties style:font-name="Liberation Serif"/>
    </style:style>
    <style:style style:name="T9" style:family="text">
      <style:text-properties style:font-name="Liberation Serif" fo:language="en" fo:country="none"/>
    </style:style>
    <style:style style:name="T10" style:family="text">
      <style:text-properties style:font-name="Liberation Serif" fo:font-size="12pt" fo:language="en" fo:country="none" style:font-size-asian="12pt" style:font-size-complex="12pt"/>
    </style:style>
    <style:style style:name="T11" style:family="text">
      <style:text-properties style:font-name="Liberation Serif" fo:font-size="12pt" style:font-size-asian="12pt" style:font-size-complex="12pt"/>
    </style:style>
    <style:style style:name="T12" style:family="text">
      <style:text-properties fo:font-size="12pt" style:font-size-asian="12pt" style:font-size-complex="12pt"/>
    </style:style>
    <style:style style:name="T13" style:family="text">
      <style:text-properties fo:font-size="12pt" fo:language="en" fo:country="none" style:font-size-asian="12pt" style:font-size-complex="12pt"/>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 text:is-list-header="true">1. PHP File Formatting</text:h>
      <text:h text:style-name="P3" text:outline-level="3" text:is-list-header="true">1.1. General</text:h>
      <text:p text:style-name="P12">For files that contain only PHP code, the closing tag ("?&gt;") is never permitted. It is not required by PHP. Not including it prevents trailing whitespace from being accidentally injected into the output. </text:p>
      <text:p text:style-name="P12"/>
      <text:h text:style-name="P2" text:outline-level="3" text:is-list-header="true">1.2. Indentation</text:h>
      <text:p text:style-name="P12">Use an indent of 4 spaces, with no tabs.</text:p>
      <text:p text:style-name="P12"/>
      <text:h text:style-name="P3" text:outline-level="3" text:is-list-header="true">1.3. Maximum Line Length</text:h>
      <text:p text:style-name="P12">The target line length is 80 characters, i.e. developers should aim keep code as close to the 80-column boundary as is practical. However, longer lines are acceptable. The maximum length of any line of PHP code is 120 characters. </text:p>
      <text:p text:style-name="P12"/>
      <text:h text:style-name="P3" text:outline-level="3" text:is-list-header="true">1.4. Line Termination</text:h>
      <text:p text:style-name="P11"><text:span text:style-name="T1">Line termination is the standard way for Unix text files. Lines must end only with a linefeed (LF). </text:span></text:p>
      <text:p text:style-name="P11"><text:span text:style-name="T1"/></text:p>
      <text:h text:style-name="P4" text:outline-level="2" text:is-list-header="true">2. Naming Conventions</text:h>
      <text:h text:style-name="P3" text:outline-level="3" text:is-list-header="true">2.1. Classes</text:h>
      <text:p text:style-name="P12">Class names may only contain alphanumeric characters. Underscores are not permitted. </text:p>
      <text:p text:style-name="P12">Class names must always start with sfs prefix which points that class is a part of sfShop platform. <text:s/>When a class name consists of more than one word, the first letter of each new word must be capitalized. This is commonly called "camelCase" formatting. </text:p>
      <text:p text:style-name="P12"/>
      <text:p text:style-name="P13">2.2. Interfaces</text:p>
      <text:p text:style-name="P12">Interface classes must follow the same conventions as other classes (see above), however must end with the word "Interface".</text:p>
      <text:p text:style-name="P6"/>
      <text:p text:style-name="P7">2.3. Filenames</text:p>
      <text:p text:style-name="P12">For all other files, only alphanumeric characters, underscores are permitted. Spaces are are not permitted. Any file that contains any PHP code must end with the extension ".php". If file contains class, file should have sufix ".class" before extension ".php".</text:p>
      <text:p text:style-name="P12"/>
      <text:p text:style-name="P12">sfsAccess.class.php //for class</text:p>
      <text:p text:style-name="P12">sfsAccess.php //for function </text:p>
      <text:p text:style-name="P8"/>
      <text:h text:style-name="P3" text:outline-level="3" text:is-list-header="true">2.4. Functions and Methods</text:h>
      <text:p text:style-name="P12">Function names may only contain alphanumeric characters. Underscores are not permitted. Function names must always start with a lowercase letter. When a function name consists of more than one word, the first letter of each new word must be capitalized. </text:p>
      <text:p text:style-name="P6"/>
      <text:p text:style-name="P5"><text:span text:style-name="Source_20_Text"><text:span text:style-name="T4">filterInput()</text:span></text:span></text:p>
      <text:p text:style-name="P5"><text:span text:style-name="Source_20_Text"><text:span text:style-name="T4">getElementById()</text:span></text:span></text:p>
      <text:p text:style-name="P9"><text:span text:style-name="Source_20_Text"><text:span text:style-name="T10">widgetFactory()</text:span></text:span></text:p>
      <text:p text:style-name="P9"><text:span text:style-name="Source_20_Text"><text:span text:style-name="T9"/></text:span></text:p>
      <text:p text:style-name="P13">2.5. Variables</text:p>
      <text:p text:style-name="P12">Variable names may only contain alphanumeric characters. Underscores are not permitted. Numbers are permitted in variable names but are discouraged. For class member variables that are declared with the "private" or "protected" construct, the first character of the variable name must be a single underscore. This is the only acceptable usage of an underscore in a variable name. Member variables declared "public" may never start with an underscore. </text:p>
      <text:p text:style-name="P12"><text:soft-page-break/>Like function names (see section 3.3, above) variable names must always start with a lowercase letter and follow the "camelCaps" capitalization convention. </text:p>
      <text:p text:style-name="P12"/>
      <text:h text:style-name="P3" text:outline-level="3" text:is-list-header="true">2.6. Constants</text:h>
      <text:p text:style-name="P10"><text:span text:style-name="T9">Constants may contain both alphanumeric characters and the underscore. Numbers are permitted in constant names. Constants must always have all letters capitalized. To enhance readablity, words in constant names must be separated by underscore characters. <text:s/></text:span></text:p>
      <text:p text:style-name="P10"><text:span text:style-name="Source_20_Text"><text:span text:style-name="T9"/></text:span></text:p>
      <text:p text:style-name="P10"><text:span text:style-name="Source_20_Text"><text:span text:style-name="T9">EMBED_SUPPRESS_EMBED_EXCEPTION</text:span></text:span><text:span text:style-name="T9"> // is permitted <text:s/></text:span><text:span text:style-name="Source_20_Text"><text:span text:style-name="T9">EMBED_SUPPRESSEMBEDEXCEPTION</text:span></text:span><text:span text:style-name="T9"> // is not. </text:span></text:p>
      <text:p text:style-name="P11"/>
      <text:h text:style-name="P4" text:outline-level="2" text:is-list-header="true">3. Coding Style</text:h>
      <text:h text:style-name="P3" text:outline-level="3" text:is-list-header="true">3.1. PHP Code Demarcation</text:h>
      <text:p text:style-name="P12">PHP code must always be delimited by the full-form, standard PHP tags: </text:p>
      <text:p text:style-name="P6"/>
      <text:p text:style-name="P5"><text:span text:style-name="Source_20_Text"><text:span text:style-name="T7">&lt;?php</text:span></text:span></text:p>
      <text:p text:style-name="P5"><text:span text:style-name="Source_20_Text"><text:span text:style-name="T7">?&gt;</text:span></text:span></text:p>
      <text:p text:style-name="P6"/>
      <text:p text:style-name="P10"><text:span text:style-name="T9">Short tags are never allowed. </text:span></text:p>
      <text:p text:style-name="P10"><text:span text:style-name="T9"/></text:p>
      <text:h text:style-name="P3" text:outline-level="3" text:is-list-header="true">3.2. Arrays</text:h>
      <text:h text:style-name="P1" text:outline-level="4" text:is-list-header="true">3.3.1. Numerically Indexed Arrays</text:h>
      <text:p text:style-name="P12">Negative numbers are not permitted as indices.</text:p>
      <text:p text:style-name="P12">An indexed array may be started with any non-negative number, all arrays have a base index of 0. </text:p>
      <text:p text:style-name="P10"><text:span text:style-name="T9">When declaring indexed arrays with the </text:span><text:span text:style-name="Source_20_Text"><text:span text:style-name="T9">array</text:span></text:span><text:span text:style-name="T9"> construct, a trailing space must be added after each comma delimiter to improve readability.</text:span></text:p>
      <text:p text:style-name="P6"/>
      <text:p text:style-name="P9"><text:span text:style-name="Source_20_Text"><text:span text:style-name="T10">$sampleArray = array(1, 2, 3, 'Zend', 'Studio');</text:span></text:span></text:p>
      <text:p text:style-name="P9"><text:span text:style-name="Source_20_Text"><text:span text:style-name="T10"/></text:span></text:p>
      <text:p text:style-name="P12">It is also permitted to declare multiline indexed arrays using the "array" construct. In this case, each successive line must be padded with spaces such that beginning of each line aligns as shown below. </text:p>
      <text:p text:style-name="P6"/>
      <text:p text:style-name="P5"><text:span text:style-name="Source_20_Text"><text:span text:style-name="T4">$sampleArray = array(</text:span></text:span></text:p>
      <text:p text:style-name="P5"><text:span text:style-name="Source_20_Text"><text:span text:style-name="T4"><text:s text:c="4"/></text:span></text:span><text:span text:style-name="Source_20_Text"><text:span text:style-name="T4">1, 2, 3, 'Zend', 'Studio',</text:span></text:span></text:p>
      <text:p text:style-name="P5"><text:span text:style-name="Source_20_Text"><text:span text:style-name="T4"><text:s text:c="4"/>$a, $b, $c,</text:span></text:span></text:p>
      <text:p text:style-name="P9"><text:span text:style-name="Source_20_Text"><text:span text:style-name="T10"><text:s/></text:span></text:span><text:span text:style-name="Source_20_Text"><text:span text:style-name="T10"><text:s text:c="3"/>56.44, $d, 500</text:span></text:span></text:p>
      <text:p text:style-name="P9"><text:span text:style-name="Source_20_Text"><text:span text:style-name="T10">);</text:span></text:span></text:p>
      <text:p text:style-name="P9"><text:span text:style-name="Source_20_Text"><text:span text:style-name="T13"/></text:span></text:p>
      <text:h text:style-name="P1" text:outline-level="4" text:is-list-header="true">3.3.2. Associative Arrays</text:h>
      <text:p text:style-name="P10"><text:span text:style-name="T9">When declaring associative arrays with the </text:span><text:span text:style-name="Source_20_Text"><text:span text:style-name="T9">array</text:span></text:span><text:span text:style-name="T9"> construct, it is encouraged to break the statement into multiple lines. In this case, each successive line must be padded with whitespace such that both the keys and the values are aligned: </text:span></text:p>
      <text:p text:style-name="P6"/>
      <text:p text:style-name="P5"><text:span text:style-name="Source_20_Text"><text:span text:style-name="T4">$sampleArray = array(</text:span></text:span></text:p>
      <text:p text:style-name="P5"><text:span text:style-name="Source_20_Text"><text:span text:style-name="T4"><text:s text:c="4"/>'firstKey' <text:s/>=&gt; 'firstValue',</text:span></text:span></text:p>
      <text:p text:style-name="P9"><text:span text:style-name="Source_20_Text"><text:span text:style-name="T10"><text:s text:c="4"/>'secondKey' =&gt; 'secondValue'</text:span></text:span></text:p>
      <text:p text:style-name="P9"><text:span text:style-name="Source_20_Text"><text:span text:style-name="T10">);</text:span></text:span></text:p>
      <text:p text:style-name="P9"><text:span text:style-name="Source_20_Text"><text:span text:style-name="T1"/></text:span></text:p>
      <text:h text:style-name="P3" text:outline-level="3" text:is-list-header="true">3.4. Classes</text:h>
      <text:h text:style-name="P1" text:outline-level="4" text:is-list-header="true">3.4.1. Class Declaration</text:h>
      <text:p text:style-name="P12">Classes must be named by following the naming conventions. </text:p>
      <text:p text:style-name="P12">The brace is always written on the line underneath the class name ("one true brace" form). </text:p>
      <text:p text:style-name="P12"><text:soft-page-break/>Every class must have a documentation block that conforms to the PHPDocumentor standard. </text:p>
      <text:p text:style-name="P12">Any code within a class must be indented four spaces. </text:p>
      <text:p text:style-name="P12">Only one class is permitted per PHP file. </text:p>
      <text:p text:style-name="P12">Placing additional code in a class file is permitted but discouraged. In these files, two blank lines must separate the class from any additional PHP code in the file. </text:p>
      <text:p text:style-name="P12">This is an example of an acceptable class declaration: </text:p>
      <text:p text:style-name="P6"/>
      <text:p text:style-name="P5"><text:span text:style-name="Source_20_Text"><text:span text:style-name="T4">/**</text:span></text:span></text:p>
      <text:p text:style-name="P5"><text:span text:style-name="Source_20_Text"><text:span text:style-name="T4">* Documentation Block Here</text:span></text:span></text:p>
      <text:p text:style-name="P5"><text:span text:style-name="Source_20_Text"><text:span text:style-name="T4">*/</text:span></text:span></text:p>
      <text:p text:style-name="P5"><text:span text:style-name="Source_20_Text"><text:span text:style-name="T4">class sfsSampleClass</text:span></text:span></text:p>
      <text:p text:style-name="P5"><text:span text:style-name="Source_20_Text"><text:span text:style-name="T4">{</text:span></text:span></text:p>
      <text:p text:style-name="P5"><text:span text:style-name="Source_20_Text"><text:span text:style-name="T4"><text:s text:c="2"/></text:span></text:span><text:span text:style-name="Source_20_Text"><text:span text:style-name="T4">//entire content of class</text:span></text:span></text:p>
      <text:p text:style-name="P5"><text:span text:style-name="Source_20_Text"><text:span text:style-name="T4"><text:s text:c="2"/></text:span></text:span><text:span text:style-name="Source_20_Text"><text:span text:style-name="T4">//must be indented four spaces</text:span></text:span></text:p>
      <text:p text:style-name="P9"><text:span text:style-name="Source_20_Text"><text:span text:style-name="T10">}</text:span></text:span></text:p>
      <text:p text:style-name="P9"><text:span text:style-name="Source_20_Text"><text:span text:style-name="T9"/></text:span></text:p>
      <text:h text:style-name="P1" text:outline-level="4" text:is-list-header="true">3.4.2. Class Member Variables</text:h>
      <text:p text:style-name="P12">Member variables must be named by following the variable naming conventions. </text:p>
      <text:p text:style-name="P12">Any variables declared in a class must be listed at the top of the class, prior to declaring any methods. </text:p>
      <text:p text:style-name="P10"><text:span text:style-name="T9">The </text:span><text:span text:style-name="Source_20_Text"><text:span text:style-name="T9">var</text:span></text:span><text:span text:style-name="T9"> construct is not permitted. Member variables always declare their visibility by using one of the </text:span><text:span text:style-name="Source_20_Text"><text:span text:style-name="T9">private</text:span></text:span><text:span text:style-name="T9">, </text:span><text:span text:style-name="Source_20_Text"><text:span text:style-name="T9">protected</text:span></text:span><text:span text:style-name="T9">, or </text:span><text:span text:style-name="Source_20_Text"><text:span text:style-name="T9">public</text:span></text:span><text:span text:style-name="T9"> constructs. Accessing member variables directly by making them public is permitted but discouraged in favor of accessor methods (set/get). </text:span></text:p>
      <text:p text:style-name="P10"><text:span text:style-name="T9"/></text:p>
      <text:h text:style-name="P3" text:outline-level="3" text:is-list-header="true">3.5. Functions and Methods</text:h>
      <text:h text:style-name="P1" text:outline-level="4" text:is-list-header="true">3.5.1. Function and Method Declaration</text:h>
      <text:p text:style-name="P10"><text:span text:style-name="T9">Functions must be named by following the naming conventions. </text:span><text:span text:style-name="T9">Methods inside classes must always declare their visibility by using one of the </text:span><text:span text:style-name="Source_20_Text"><text:span text:style-name="T9">private</text:span></text:span><text:span text:style-name="T9">, </text:span><text:span text:style-name="Source_20_Text"><text:span text:style-name="T9">protected</text:span></text:span><text:span text:style-name="T9">, or </text:span><text:span text:style-name="Source_20_Text"><text:span text:style-name="T9">public</text:span></text:span><text:span text:style-name="T9"> constructs. </text:span></text:p>
      <text:p text:style-name="P12">Like classes, the brace is always written on the line underneath the function name ("one true brace" form). There is no space between the function name and the opening parenthesis for the arguments. </text:p>
      <text:p text:style-name="P12">Functions in the global scope are strongly discouraged. </text:p>
      <text:p text:style-name="P11"/>
      <text:p text:style-name="P5"><text:span text:style-name="Source_20_Text"><text:span text:style-name="T4">/**</text:span></text:span></text:p>
      <text:p text:style-name="P5"><text:span text:style-name="Source_20_Text"><text:span text:style-name="T4">* Documentation Block Here</text:span></text:span></text:p>
      <text:p text:style-name="P5"><text:span text:style-name="Source_20_Text"><text:span text:style-name="T4">*/</text:span></text:span></text:p>
      <text:p text:style-name="P5"><text:span text:style-name="Source_20_Text"><text:span text:style-name="T4">class Foo</text:span></text:span></text:p>
      <text:p text:style-name="P5"><text:span text:style-name="Source_20_Text"><text:span text:style-name="T4">{</text:span></text:span></text:p>
      <text:p text:style-name="P5"><text:span text:style-name="Source_20_Text"><text:span text:style-name="T4"><text:s text:c="4"/></text:span></text:span><text:span text:style-name="Source_20_Text"><text:span text:style-name="T4">/**</text:span></text:span></text:p>
      <text:p text:style-name="P5"><text:span text:style-name="Source_20_Text"><text:span text:style-name="T4"><text:s text:c="4"/></text:span></text:span><text:span text:style-name="Source_20_Text"><text:span text:style-name="T4">* Documentation Block Here</text:span></text:span></text:p>
      <text:p text:style-name="P5"><text:span text:style-name="Source_20_Text"><text:span text:style-name="T4"><text:s text:c="4"/></text:span></text:span><text:span text:style-name="Source_20_Text"><text:span text:style-name="T4">*/</text:span></text:span></text:p>
      <text:p text:style-name="P5"><text:span text:style-name="Source_20_Text"><text:span text:style-name="T4"><text:s text:c="4"/></text:span></text:span><text:span text:style-name="Source_20_Text"><text:span text:style-name="T4">public function bar()</text:span></text:span></text:p>
      <text:p text:style-name="P5"><text:span text:style-name="Source_20_Text"><text:span text:style-name="T4"><text:s text:c="4"/></text:span></text:span><text:span text:style-name="Source_20_Text"><text:span text:style-name="T4">{</text:span></text:span></text:p>
      <text:p text:style-name="P5"><text:span text:style-name="Source_20_Text"><text:span text:style-name="T4"><text:s text:c="8"/>//entirecontent of function</text:span></text:span></text:p>
      <text:p text:style-name="P5"><text:span text:style-name="Source_20_Text"><text:span text:style-name="T4"><text:s text:c="8"/></text:span></text:span><text:span text:style-name="Source_20_Text"><text:span text:style-name="T4">// must be indented four spaces</text:span></text:span></text:p>
      <text:p text:style-name="P5"><text:span text:style-name="Source_20_Text"><text:span text:style-name="T4"><text:s text:c="4"/></text:span></text:span><text:span text:style-name="Source_20_Text"><text:span text:style-name="T4">}</text:span></text:span></text:p>
      <text:p text:style-name="P9"><text:span text:style-name="Source_20_Text"><text:span text:style-name="T10">}</text:span></text:span></text:p>
      <text:p text:style-name="P14"/>
      <text:p text:style-name="P9"><text:span text:style-name="Source_20_Text"><text:span text:style-name="T9"/></text:span></text:p>
      <text:h text:style-name="P1" text:outline-level="4" text:is-list-header="true">3.5.2. Function and Method Usage</text:h>
      <text:p text:style-name="P12">Function arguments are separated by a single trailing space after the comma delimiter. </text:p>
      <text:p text:style-name="P6"/>
      <text:p text:style-name="P9"><text:span text:style-name="Source_20_Text"><text:span text:style-name="T10">threeArguments(1, 2, 3);</text:span></text:span></text:p>
      <text:p text:style-name="P9"><text:span text:style-name="Source_20_Text"><text:span text:style-name="T9"/></text:span></text:p>
      <text:p text:style-name="P12"><text:soft-page-break/>For functions whose arguments permit arrays, the function call may include the "array" construct and can be split into multiple lines to improve readability.</text:p>
      <text:p text:style-name="P6"/>
      <text:p text:style-name="P5"><text:span text:style-name="Source_20_Text"><text:span text:style-name="T4">threeArguments(array(1, 2, 3), 2, 3);</text:span></text:span></text:p>
      <text:p text:style-name="P5"><text:span text:style-name="Source_20_Text"><text:span text:style-name="T4">threeArguments(</text:span></text:span></text:p>
      <text:p text:style-name="P5"><text:span text:style-name="Source_20_Text"><text:span text:style-name="T4"><text:s text:c="4"/></text:span></text:span><text:span text:style-name="Source_20_Text"><text:span text:style-name="T4">array(1, 2, 3, 'Zend', 'Studio'),</text:span></text:span></text:p>
      <text:p text:style-name="P9"><text:span text:style-name="Source_20_Text"><text:span text:style-name="T10"><text:s text:c="4"/></text:span></text:span><text:span text:style-name="Source_20_Text"><text:span text:style-name="T10">$a,</text:span></text:span></text:p>
      <text:p text:style-name="P9"><text:span text:style-name="Source_20_Text"><text:span text:style-name="T10"><text:s text:c="4"/></text:span></text:span><text:span text:style-name="Source_20_Text"><text:span text:style-name="T10">$b</text:span></text:span></text:p>
      <text:p text:style-name="P9"><text:span text:style-name="Source_20_Text"><text:span text:style-name="T10">);</text:span></text:span></text:p>
      <text:p text:style-name="P9"><text:span text:style-name="Source_20_Text"><text:span text:style-name="T9"/></text:span></text:p>
      <text:h text:style-name="P3" text:outline-level="3" text:is-list-header="true">3.6. Control Statements</text:h>
      <text:h text:style-name="P1" text:outline-level="4" text:is-list-header="true">3.6.1. If / Else / Elseif</text:h>
      <text:p text:style-name="P10"><text:span text:style-name="T9">Control statements based on the </text:span><text:span text:style-name="Source_20_Text"><text:span text:style-name="T9">if</text:span></text:span><text:span text:style-name="T9"> and </text:span><text:span text:style-name="Source_20_Text"><text:span text:style-name="T9">elseif</text:span></text:span><text:span text:style-name="T9"> constructs must have a single space before the opening parenthesis of the conditional, and a single space after the closing parenthesis. </text:span></text:p>
      <text:p text:style-name="P12">Within the conditional statements between the parentheses, operators must be separated by spaces for readability. Inner parentheses are encouraged to improve logical grouping of larger conditionals. </text:p>
      <text:p text:style-name="P12">The opening brace is written on the same line as the conditional statement. The closing brace is always written on its own line.</text:p>
      <text:p text:style-name="P6"/>
      <text:p text:style-name="P5"><text:span text:style-name="Source_20_Text"><text:span text:style-name="T3">If ($a != 2) {</text:span></text:span></text:p>
      <text:p text:style-name="P5"><text:span text:style-name="Source_20_Text"><text:span text:style-name="T3"><text:s text:c="4"/></text:span></text:span><text:span text:style-name="Source_20_Text"><text:span text:style-name="T2">$a = 2;</text:span></text:span></text:p>
      <text:p text:style-name="P9"><text:span text:style-name="Source_20_Text"><text:span text:style-name="T9">}</text:span></text:span></text:p>
      <text:p text:style-name="P12">For "if" statements that include "elseif" or "else", the formatting conventions are as shown in the following examples: </text:p>
      <text:p text:style-name="P6"/>
      <text:p text:style-name="P5"><text:span text:style-name="Source_20_Text"><text:span text:style-name="T4">if ($a != 2) {</text:span></text:span></text:p>
      <text:p text:style-name="P5"><text:span text:style-name="Source_20_Text"><text:span text:style-name="T4"><text:s text:c="3"/>$a = 2;</text:span></text:span></text:p>
      <text:p text:style-name="P5"><text:span text:style-name="Source_20_Text"><text:span text:style-name="T4">}</text:span></text:span></text:p>
      <text:p text:style-name="P5"><text:span text:style-name="Source_20_Text"><text:span text:style-name="T4">else {</text:span></text:span></text:p>
      <text:p text:style-name="P5"><text:span text:style-name="Source_20_Text"><text:span text:style-name="T4"><text:s text:c="3"/>$a = 7;</text:span></text:span></text:p>
      <text:p text:style-name="P5"><text:span text:style-name="Source_20_Text"><text:span text:style-name="T4">}</text:span></text:span></text:p>
      <text:p text:style-name="P5"><text:span text:style-name="Source_20_Text"><text:span text:style-name="T4">if ($a != 2) {</text:span></text:span></text:p>
      <text:p text:style-name="P5"><text:span text:style-name="Source_20_Text"><text:span text:style-name="T5"><text:s text:c="2"/></text:span></text:span><text:span text:style-name="Source_20_Text"><text:span text:style-name="T4">$a =2;</text:span></text:span></text:p>
      <text:p text:style-name="P5"><text:span text:style-name="Source_20_Text"><text:span text:style-name="T4">}</text:span></text:span></text:p>
      <text:p text:style-name="P5"><text:span text:style-name="Source_20_Text"><text:span text:style-name="T4">elseif ($a == 3) {</text:span></text:span></text:p>
      <text:p text:style-name="P5"><text:span text:style-name="Source_20_Text"><text:span text:style-name="T4"><text:s text:c="3"/>$a = 4;</text:span></text:span></text:p>
      <text:p text:style-name="P5"><text:span text:style-name="Source_20_Text"><text:span text:style-name="T4">}</text:span></text:span></text:p>
      <text:p text:style-name="P5"><text:span text:style-name="Source_20_Text"><text:span text:style-name="T4">else {</text:span></text:span></text:p>
      <text:p text:style-name="P5"><text:span text:style-name="Source_20_Text"><text:span text:style-name="T4"><text:s text:c="3"/>$a = 7;</text:span></text:span></text:p>
      <text:p text:style-name="P9"><text:span text:style-name="Source_20_Text"><text:span text:style-name="T10">}</text:span></text:span></text:p>
      <text:p text:style-name="P9"><text:span text:style-name="Source_20_Text"><text:span text:style-name="T10"/></text:span></text:p>
      <text:p text:style-name="P13">3.6.2. Switch</text:p>
      <text:p text:style-name="P12">Control statements written with the "switch" construct must have a single space before the opening parenthesis of the conditional statement, and also a single space after the closing parenthesis. </text:p>
      <text:p text:style-name="P12">All content within the "switch" statement must be indented four spaces. Content under each "case" statement must be indented an additional four spaces. </text:p>
      <text:p text:style-name="P6"/>
      <text:p text:style-name="P5"><text:span text:style-name="Source_20_Text"><text:span text:style-name="T4">s</text:span></text:span><text:span text:style-name="Source_20_Text"><text:span text:style-name="T4">witch ($numPeople) {</text:span></text:span></text:p>
      <text:p text:style-name="P5"><text:span text:style-name="Source_20_Text"><text:span text:style-name="T4"><text:s text:c="4"/></text:span></text:span><text:span text:style-name="Source_20_Text"><text:span text:style-name="T4">case 1:</text:span></text:span></text:p>
      <text:p text:style-name="P5"><text:span text:style-name="Source_20_Text"><text:span text:style-name="T4"><text:s text:c="8"/></text:span></text:span><text:span text:style-name="Source_20_Text"><text:span text:style-name="T4">break;</text:span></text:span></text:p>
      <text:p text:style-name="P5"><text:span text:style-name="Source_20_Text"><text:span text:style-name="T4"><text:s text:c="4"/>case 2:</text:span></text:span></text:p>
      <text:p text:style-name="P5"><text:span text:style-name="Source_20_Text"><text:span text:style-name="T4"><text:s text:c="8"/>break;</text:span></text:span></text:p>
      <text:p text:style-name="P5"><text:span text:style-name="Source_20_Text"><text:span text:style-name="T4"><text:s text:c="5"/>default:</text:span></text:span></text:p>
      <text:p text:style-name="P5"><text:soft-page-break/><text:span text:style-name="Source_20_Text"><text:span text:style-name="T4"><text:s text:c="8"/>break;</text:span></text:span></text:p>
      <text:p text:style-name="P9"><text:span text:style-name="Source_20_Text"><text:span text:style-name="T10">}</text:span></text:span></text:p>
      <text:p text:style-name="P9"><text:span text:style-name="Source_20_Text"><text:span text:style-name="T9"/></text:span></text:p>
      <text:p text:style-name="P10"><text:span text:style-name="T9">The construct </text:span><text:span text:style-name="Source_20_Text"><text:span text:style-name="T9">default</text:span></text:span><text:span text:style-name="T9"> may never be omitted from a </text:span><text:span text:style-name="Source_20_Text"><text:span text:style-name="T9">switch</text:span></text:span><text:span text:style-name="T9"> statement. </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svg:font-family="Courier" style:font-family-generic="modern" style:font-pitch="fixed"/>
    <style:font-face style:name="Liberation Mono" svg:font-family="'Liberation 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Title" style:next-style-name="Text_20_body" style:class="text" style:default-outline-level="2">
      <style:text-properties style:font-name="Liberation Serif" fo:font-size="18pt" fo:font-weight="bold" style:font-name-asian="DejaVu LGC Sans" style:font-size-asian="18pt" style:font-weight-asian="bold" style:font-name-complex="DejaVu LGC Sans" style:font-size-complex="18pt" style:font-weight-complex="bold"/>
    </style:style>
    <style:style style:name="Heading_20_3" style:display-name="Heading 3" style:family="paragraph" style:parent-style-name="Title" style:next-style-name="Text_20_body" style:class="text" style:default-outline-level="3">
      <style:text-properties style:font-name="Liberation Serif" fo:font-size="14pt" fo:font-weight="bold" style:font-name-asian="DejaVu LGC Sans" style:font-size-asian="14pt" style:font-weight-asian="bold" style:font-name-complex="DejaVu LGC Sans"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Liberation Mono" style:font-size-asian="10pt" style:font-name-complex="Liberation Mono" style:font-size-complex="10pt"/>
    </style:style>
    <style:style style:name="Heading_20_4" style:display-name="Heading 4" style:family="paragraph" style:parent-style-name="Title" style:next-style-name="Text_20_body" style:class="text" style:default-outline-level="4">
      <style:text-properties style:font-name="Liberation Serif" fo:font-size="12pt" fo:font-weight="bold" style:font-name-asian="DejaVu LGC Sans" style:font-size-asian="12pt" style:font-weight-asian="bold" style:font-name-complex="DejaVu LGC Sans" style:font-size-complex="12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style:font-name-asian="Liberation Mono" style:font-name-complex="Liberation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creation-date>2008-03-17T16:56:19</meta:creation-date>
    <dc:date>2008-03-17T18:02:18</dc:date>
    <meta:editing-cycles>42</meta:editing-cycles>
    <meta:editing-duration>PT1H6M2S</meta:editing-duration>
    <meta:user-defined meta:name="Info 1"/>
    <meta:user-defined meta:name="Info 2"/>
    <meta:user-defined meta:name="Info 3"/>
    <meta:user-defined meta:name="Info 4"/>
    <meta:document-statistic meta:table-count="0" meta:image-count="0" meta:object-count="0" meta:page-count="5" meta:paragraph-count="140" meta:word-count="1163" meta:character-count="7645"/>
  </office:meta>
</office:document-meta>
</file>